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A00000069AFFD0B2C926DB616.png" manifest:media-type="image/png"/>
  <manifest:file-entry manifest:full-path="Pictures/100000010000012200000047A7E9CC17F9506F33.png" manifest:media-type="image/png"/>
  <manifest:file-entry manifest:full-path="Pictures/10000001000000780000004B8F9A5B401C973C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5.15cm" fo:min-width="5.6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="Concave" draw:marker-start-width="0.45cm" draw:marker-end="Concave" draw:marker-end-width="0.45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3cm" svg:stroke-color="#ff8000" draw:marker-start-width="0.65cm" draw:marker-end="Triangle" draw:marker-end-width="0.55cm" svg:stroke-opacity="60%" draw:fill="none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5.15cm" fo:min-width="3.524cm" fo:padding-top="0.175cm" fo:padding-bottom="0.175cm" fo:padding-left="0.3cm" fo:padding-right="0.3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2.977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f8000" loext:opacity="100%" fo:font-weight="bold"/>
    </style:style>
    <style:style style:name="P4" style:family="paragraph">
      <loext:graphic-properties draw:fill="none" draw:fill-color="#ffffff"/>
      <style:text-properties fo:color="#ff8000" loext:opacity="100%" fo:font-weight="bold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32pt"/>
    </style:style>
    <style:style style:name="P7" style:family="paragraph">
      <loext:graphic-properties draw:fill="none" draw:fill-color="#ffffff"/>
      <style:text-properties fo:font-size="32pt"/>
    </style:style>
    <style:style style:name="P8" style:family="paragraph">
      <style:text-properties fo:color="#ff8000" loext:opacity="100%" fo:font-size="10.5pt" fo:font-weight="normal"/>
    </style:style>
    <style:style style:name="P9" style:family="paragraph">
      <loext:graphic-properties draw:fill="none" draw:fill-color="#ffffff"/>
      <style:text-properties fo:color="#ff8000" loext:opacity="100%" fo:font-size="10.5pt" fo:font-weight="normal"/>
    </style:style>
    <style:style style:name="T1" style:family="text">
      <style:text-properties fo:color="#ff8000" loext:opacity="100%" fo:font-weight="bold"/>
    </style:style>
    <style:style style:name="T2" style:family="text">
      <style:text-properties fo:font-size="32pt"/>
    </style:style>
    <style:style style:name="T3" style:family="text">
      <style:text-properties fo:color="#ff8000" loext:opacity="100%" fo:font-size="10.5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25cm" svg:height="5.5cm" svg:x="3.1cm" svg:y="8.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cm" svg:y1="14.85cm" svg:x2="9.35cm" svg:y2="14.85cm">
          <text:p/>
        </draw:line>
        <draw:line draw:style-name="gr2" draw:text-style-name="P2" draw:layer="layout" svg:x1="2.35cm" svg:y1="14.25cm" svg:x2="2.35cm" svg:y2="8.75cm">
          <text:p/>
        </draw:line>
        <draw:line draw:style-name="gr3" draw:text-style-name="P1" draw:layer="layout" svg:x1="9.75cm" svg:y1="11.75cm" svg:x2="11.75cm" svg:y2="11.75cm">
          <text:p/>
        </draw:line>
        <draw:frame draw:style-name="gr4" draw:text-style-name="P4" draw:layer="layout" svg:width="2.128cm" svg:height="0.962cm" svg:x="9.622cm" svg:y="10.5cm">
          <draw:text-box>
            <text:p text:style-name="P3"><text:span text:style-name="T1">RFFT</text:span></text:p>
          </draw:text-box>
        </draw:frame>
        <draw:frame draw:style-name="gr4" draw:text-style-name="P5" draw:layer="layout" svg:width="0.993cm" svg:height="0.962cm" svg:x="5.6cm" svg:y="14.791cm">
          <draw:text-box>
            <text:p>nj</text:p>
          </draw:text-box>
        </draw:frame>
        <draw:frame draw:style-name="gr4" draw:text-style-name="P5" draw:layer="layout" svg:width="0.993cm" svg:height="0.962cm" svg:x="1.301cm" svg:y="10.791cm">
          <draw:text-box>
            <text:p>ni</text:p>
          </draw:text-box>
        </draw:frame>
        <draw:frame draw:style-name="gr4" draw:text-style-name="P7" draw:layer="layout" svg:width="1.251cm" svg:height="1.508cm" svg:x="5.499cm" svg:y="7.4cm">
          <draw:text-box>
            <text:p text:style-name="P6"><text:span text:style-name="T2">X</text:span></text:p>
          </draw:text-box>
        </draw:frame>
        <draw:custom-shape draw:style-name="gr5" draw:text-style-name="P1" draw:layer="layout" svg:width="4.124cm" svg:height="5.5cm" svg:x="13.926cm" svg:y="8.75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926cm" svg:y1="14.851cm" svg:x2="18.05cm" svg:y2="14.851cm">
          <text:p/>
        </draw:line>
        <draw:line draw:style-name="gr2" draw:text-style-name="P2" draw:layer="layout" svg:x1="13.176cm" svg:y1="14.251cm" svg:x2="13.176cm" svg:y2="8.751cm">
          <text:p/>
        </draw:line>
        <draw:frame draw:style-name="gr4" draw:text-style-name="P5" draw:layer="layout" svg:width="2.424cm" svg:height="0.962cm" svg:x="14.926cm" svg:y="14.892cm">
          <draw:text-box>
            <text:p>nj//2+1</text:p>
          </draw:text-box>
        </draw:frame>
        <draw:frame draw:style-name="gr4" draw:text-style-name="P5" draw:layer="layout" svg:width="0.993cm" svg:height="0.962cm" svg:x="12.127cm" svg:y="10.792cm">
          <draw:text-box>
            <text:p>ni</text:p>
          </draw:text-box>
        </draw:frame>
        <draw:line draw:style-name="gr3" draw:text-style-name="P1" draw:layer="layout" svg:x1="18.95cm" svg:y1="11.751cm" svg:x2="20.95cm" svg:y2="11.751cm">
          <text:p/>
        </draw:line>
        <draw:custom-shape draw:style-name="gr5" draw:text-style-name="P1" draw:layer="layout" svg:width="4.124cm" svg:height="5.5cm" svg:x="23.126cm" svg:y="8.7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3.126cm" svg:y1="14.852cm" svg:x2="27.25cm" svg:y2="14.852cm">
          <text:p/>
        </draw:line>
        <draw:line draw:style-name="gr2" draw:text-style-name="P2" draw:layer="layout" svg:x1="22.376cm" svg:y1="14.252cm" svg:x2="22.376cm" svg:y2="8.752cm">
          <text:p/>
        </draw:line>
        <draw:frame draw:style-name="gr4" draw:text-style-name="P5" draw:layer="layout" svg:width="2.424cm" svg:height="0.962cm" svg:x="24.126cm" svg:y="14.893cm">
          <draw:text-box>
            <text:p>nj//2+1</text:p>
          </draw:text-box>
        </draw:frame>
        <draw:frame draw:style-name="gr4" draw:text-style-name="P5" draw:layer="layout" svg:width="0.993cm" svg:height="0.962cm" svg:x="21.327cm" svg:y="10.793cm">
          <draw:text-box>
            <text:p>ni</text:p>
          </draw:text-box>
        </draw:frame>
        <draw:frame draw:style-name="gr6" draw:text-style-name="P2" draw:layer="layout" svg:width="1.781cm" svg:height="1.113cm" svg:x="18.969cm" svg:y="10.137cm">
          <draw:image xlink:href="Pictures/10000001000000780000004B8F9A5B401C973C8E.png" xlink:type="simple" xlink:show="embed" xlink:actuate="onLoad" draw:mime-type="image/png">
            <text:p/>
          </draw:image>
        </draw:frame>
        <draw:frame draw:style-name="gr6" draw:text-style-name="P2" draw:layer="layout" svg:width="4.085cm" svg:height="1cm" svg:x="23.25cm" svg:y="7.5cm">
          <draw:image xlink:href="Pictures/100000010000012200000047A7E9CC17F9506F33.png" xlink:type="simple" xlink:show="embed" xlink:actuate="onLoad" draw:mime-type="image/png">
            <text:p/>
          </draw:image>
        </draw:frame>
        <draw:frame draw:style-name="gr7" draw:text-style-name="P2" draw:layer="layout" svg:width="2.499cm" svg:height="1cm" svg:x="14.751cm" svg:y="7.5cm">
          <draw:image xlink:href="Pictures/100000010000012200000047A7E9CC17F9506F33.png" xlink:type="simple" xlink:show="embed" xlink:actuate="onLoad" draw:mime-type="image/png">
            <text:p/>
          </draw:image>
        </draw:frame>
        <draw:custom-shape draw:style-name="gr1" draw:text-style-name="P1" draw:layer="layout" svg:width="6.25cm" svg:height="5.5cm" svg:x="33.526cm" svg:y="8.75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3.526cm" svg:y1="14.851cm" svg:x2="39.776cm" svg:y2="14.851cm">
          <text:p/>
        </draw:line>
        <draw:line draw:style-name="gr2" draw:text-style-name="P2" draw:layer="layout" svg:x1="32.776cm" svg:y1="14.251cm" svg:x2="32.776cm" svg:y2="8.751cm">
          <text:p/>
        </draw:line>
        <draw:frame draw:style-name="gr4" draw:text-style-name="P5" draw:layer="layout" svg:width="0.993cm" svg:height="0.962cm" svg:x="36.026cm" svg:y="14.792cm">
          <draw:text-box>
            <text:p>nj</text:p>
          </draw:text-box>
        </draw:frame>
        <draw:frame draw:style-name="gr4" draw:text-style-name="P5" draw:layer="layout" svg:width="0.993cm" svg:height="0.962cm" svg:x="31.727cm" svg:y="10.792cm">
          <draw:text-box>
            <text:p>ni</text:p>
          </draw:text-box>
        </draw:frame>
        <draw:line draw:style-name="gr3" draw:text-style-name="P1" draw:layer="layout" svg:x1="28.639cm" svg:y1="11.788cm" svg:x2="30.639cm" svg:y2="11.788cm">
          <text:p/>
        </draw:line>
        <draw:frame draw:style-name="gr4" draw:text-style-name="P4" draw:layer="layout" svg:width="4.524cm" svg:height="0.962cm" svg:x="27.411cm" svg:y="10.538cm">
          <draw:text-box>
            <text:p text:style-name="P3"><text:span text:style-name="T1">Inverse RFFT</text:span></text:p>
          </draw:text-box>
        </draw:frame>
        <draw:frame draw:style-name="gr4" draw:text-style-name="P4" draw:layer="layout" svg:width="4.524cm" svg:height="0.962cm" svg:x="27.411cm" svg:y="10.538cm">
          <draw:text-box>
            <text:p text:style-name="P3"><text:span text:style-name="T1">Inverse RFFT</text:span></text:p>
          </draw:text-box>
        </draw:frame>
        <draw:frame draw:style-name="gr4" draw:text-style-name="P9" draw:layer="layout" svg:width="3.685cm" svg:height="0.662cm" svg:x="28cm" svg:y="12.338cm">
          <draw:text-box>
            <text:p text:style-name="P8"><text:span text:style-name="T3">Hermitian - symetry</text:span></text:p>
          </draw:text-box>
        </draw:frame>
        <draw:frame draw:style-name="gr6" draw:text-style-name="P2" draw:layer="layout" svg:width="5.944cm" svg:height="1.412cm" svg:x="33.556cm" svg:y="7.338cm">
          <draw:image xlink:href="Pictures/10000001000001BA00000069AFFD0B2C926DB61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0a933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9T14:14:32.324825502</meta:creation-date>
    <dc:date>2023-06-30T16:45:36.234941666</dc:date>
    <meta:editing-duration>PT1H30M14S</meta:editing-duration>
    <meta:editing-cycles>3</meta:editing-cycles>
    <meta:generator>LibreOffice/7.3.7.2$Linux_X86_64 LibreOffice_project/30$Build-2</meta:generator>
    <meta:document-statistic meta:object-count="32"/>
  </office:meta>
</office:document-meta>
</file>